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ões erradas:</text:p>
      <text:p text:style-name="Standard">cap1: 7</text:p>
      <text:p text:style-name="Standard">cap2: 15</text:p>
      <text:p text:style-name="Standard">cap3: 2, 7, 10, 1</text:p>
      <text:p text:style-name="Standard">cap4: 9</text:p>
      <text:p text:style-name="Standard">cap5: 1, 4, 7, 9, 11, 13, 14, 15, 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37M27S</meta:editing-duration>
    <meta:editing-cycles>3</meta:editing-cycles>
    <meta:generator>OpenOffice.org/3.2$Win32 OpenOffice.org_project/320m18$Build-9502</meta:generator>
    <dc:date>2013-02-04T00:16:21.35</dc:date>
    <meta:document-statistic meta:table-count="0" meta:image-count="0" meta:object-count="0" meta:page-count="1" meta:paragraph-count="6" meta:word-count="23" meta:character-count="92"/>
    <meta:user-defined meta:name="Info 1"/>
    <meta:user-defined meta:name="Info 2"/>
    <meta:user-defined meta:name="Info 3"/>
    <meta:user-defined meta:name="Info 4"/>
  </office:meta>
</office:document-meta>
</file>